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b36" officeooo:paragraph-rsid="000d6b36"/>
    </style:style>
    <style:style style:name="P2" style:family="paragraph" style:parent-style-name="Standard">
      <style:text-properties officeooo:rsid="000e3a0e" officeooo:paragraph-rsid="000e3a0e"/>
    </style:style>
    <style:style style:name="T1" style:family="text">
      <style:text-properties officeooo:rsid="000fc925"/>
    </style:style>
    <style:style style:name="T2" style:family="text">
      <style:text-properties officeooo:rsid="00129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sitory: </text:p>
      <text:p text:style-name="P1">→ unlimited public repositories</text:p>
      <text:p text:style-name="P1">→ unlimited private repositories (7$/m)</text:p>
      <text:p text:style-name="P1"/>
      <text:p text:style-name="P1">Account:</text:p>
      <text:p text:style-name="P1">→ user (repo owner + collaborators)</text:p>
      <text:p text:style-name="P1">→ organization (owner, billing manager, member)</text:p>
      <text:p text:style-name="P1"/>
      <text:p text:style-name="P2">Permission User<text:span text:style-name="T1">(owner → one):</text:span></text:p>
      <text:p text:style-name="P2">→<text:span text:style-name="T1"> invite collaborators</text:span></text:p>
      <text:p text:style-name="P2">→<text:span text:style-name="T1"> change the visibility</text:span></text:p>
      <text:p text:style-name="P2">→<text:span text:style-name="T1"> delete the repository</text:span></text:p>
      <text:p text:style-name="P2">→<text:span text:style-name="T2"> merge your pull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2:48:21.105000000</meta:creation-date>
    <meta:generator>LibreOffice/5.2.0.4$Windows_x86 LibreOffice_project/066b007f5ebcc236395c7d282ba488bca6720265</meta:generator>
    <dc:date>2016-10-11T14:08:38.562000000</dc:date>
    <meta:editing-duration>PT3M45S</meta:editing-duration>
    <meta:editing-cycles>1</meta:editing-cycles>
    <meta:document-statistic meta:table-count="0" meta:image-count="0" meta:object-count="0" meta:page-count="1" meta:paragraph-count="11" meta:word-count="43" meta:character-count="294" meta:non-whitespace-character-count="261"/>
  </office:meta>
</office:document-meta>
</file>